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13.806cm"/>
    </style:style>
    <style:style style:name="Tableau1.C" style:family="table-column">
      <style:table-column-properties style:column-width="1.395cm"/>
    </style:style>
    <style:style style:name="Tableau1.D" style:family="table-column">
      <style:table-column-properties style:column-width="1.9cm"/>
    </style:style>
    <style:style style:name="Tableau1.E" style:family="table-column">
      <style:table-column-properties style:column-width="1.804cm"/>
    </style:style>
    <style:style style:name="Tableau1.F" style:family="table-column">
      <style:table-column-properties style:column-width="5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0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727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aa7cd9" officeooo:paragraph-rsid="01aa7cd9" style:font-weight-asian="bold" style:font-weight-complex="bold"/>
    </style:style>
    <style:style style:name="P2" style:family="paragraph" style:parent-style-name="Standard">
      <style:text-properties fo:language="fr" fo:country="FR" fo:font-weight="bold" officeooo:rsid="01315b80" style:font-weight-asian="bold" style:font-weight-complex="bold"/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1315b80" officeooo:paragraph-rsid="01c9ff10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b3820" officeooo:paragraph-rsid="01cb3820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normal" fo:font-weight="bold" officeooo:rsid="01bc82d1" officeooo:paragraph-rsid="01bc82d1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c82d1" officeooo:paragraph-rsid="01bc82d1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c82d1" officeooo:paragraph-rsid="01bd03db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ad8ba9" officeooo:paragraph-rsid="01ad8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ba156a" officeooo:paragraph-rsid="01ba156a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31ac4" officeooo:paragraph-rsid="01d31ac4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cf61b" officeooo:paragraph-rsid="01dcf61b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0d6a833" officeooo:paragraph-rsid="01d85bb4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24f0d" officeooo:paragraph-rsid="01c24f0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dd0c1" officeooo:paragraph-rsid="018dd0c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245a6" officeooo:paragraph-rsid="01b245a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b245a6" officeooo:paragraph-rsid="01b245a6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c436eb" officeooo:paragraph-rsid="01c436e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70b14" officeooo:paragraph-rsid="01c70b14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8ff42" officeooo:paragraph-rsid="01c8ff42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6a3b6" officeooo:paragraph-rsid="01d6a3b6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d992db" officeooo:paragraph-rsid="01d992d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992db" officeooo:paragraph-rsid="01d992db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c29cf" officeooo:paragraph-rsid="01d992db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e732e" officeooo:paragraph-rsid="01de732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05c9d06" officeooo:paragraph-rsid="01d6a3b6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ccb59b" officeooo:paragraph-rsid="01ccb5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ccb59b" officeooo:paragraph-rsid="01d2572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d25723" officeooo:paragraph-rsid="01d2572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text-properties fo:color="#000000" loext:opacity="100%" style:font-name="Liberation Sans Narrow" fo:font-size="12pt" fo:language="fr" fo:country="FR" fo:font-style="normal" fo:font-weight="normal" officeooo:rsid="01ba156a" officeooo:paragraph-rsid="01ba156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text-properties fo:color="#000000" loext:opacity="100%" style:font-name="Liberation Sans Narrow" fo:font-size="12pt" fo:language="fr" fo:country="FR" fo:font-style="normal" fo:font-weight="normal" officeooo:rsid="01bd03db" officeooo:paragraph-rsid="01bd03d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0d6a833" officeooo:paragraph-rsid="01d992d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text-properties fo:color="#000000" loext:opacity="100%" style:font-name="Liberation Sans Narrow" fo:font-size="12pt" fo:language="fr" fo:country="FR" fo:font-style="normal" fo:font-weight="normal" officeooo:rsid="01bc82d1" officeooo:paragraph-rsid="01bd03d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weight="bold" officeooo:rsid="018d8272" officeooo:paragraph-rsid="014db189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weight="bold" officeooo:rsid="01c70b14" officeooo:paragraph-rsid="01c70b14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fo:color="#000000" loext:opacity="100%" style:font-name="Liberation Sans Narrow" fo:font-size="12pt" fo:language="fr" fo:country="FR" fo:font-weight="bold" officeooo:rsid="019f9f2c" officeooo:paragraph-rsid="019f9f2c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fo:color="#000000" loext:opacity="100%" style:font-name="Liberation Sans Narrow" fo:font-size="12pt" fo:language="fr" fo:country="FR" fo:font-weight="bold" officeooo:rsid="01c436eb" officeooo:paragraph-rsid="01c436eb" fo:background-color="transparent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fo:color="#000000" loext:opacity="100%" style:font-name="Liberation Sans Narrow" fo:font-size="12pt" fo:language="fr" fo:country="FR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italic" fo:font-weight="bold" officeooo:rsid="018d8272" officeooo:paragraph-rsid="014db189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able_20_Contents">
      <style:text-properties fo:color="#000000" loext:opacity="100%" style:font-name="Liberation Sans Narrow" fo:font-size="12pt" fo:language="fr" fo:country="FR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text-properties fo:color="#000000" loext:opacity="100%" style:font-name="Liberation Sans Narrow" fo:font-size="13pt" fo:language="fr" fo:country="FR" fo:font-style="normal" fo:font-weight="bold" officeooo:rsid="006ca4a6" officeooo:paragraph-rsid="01d992db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9f9f2c" officeooo:paragraph-rsid="019f9f2c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dad078" officeooo:paragraph-rsid="01dad078" fo:background-color="transparent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18526a" officeooo:paragraph-rsid="01dcf61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cf61b" officeooo:paragraph-rsid="01dcf6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cf61b" officeooo:paragraph-rsid="01de63a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2a6099" loext:opacity="100%" style:font-name="Liberation Sans Narrow" fo:font-size="14pt" fo:language="fr" fo:country="FR" style:text-underline-style="none" fo:font-weight="bold" officeooo:rsid="018d8272" officeooo:paragraph-rsid="018d8272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fo:color="#2a6099" loext:opacity="100%" style:font-name="Liberation Sans Narrow" fo:font-size="14pt" fo:language="fr" fo:country="FR" fo:font-weight="bold" style:font-size-asian="14pt" style:font-weight-asian="bold" style:font-size-complex="14pt" style:font-weight-complex="bold"/>
    </style:style>
    <style:style style:name="P59" style:family="paragraph" style:parent-style-name="Table_20_Contents">
      <style:text-properties fo:color="#2a6099" loext:opacity="100%" style:font-name="Liberation Sans Narrow" fo:font-size="14pt" fo:language="fr" fo:country="FR" fo:font-weight="bold" officeooo:rsid="01b3f424" officeooo:paragraph-rsid="01b3f424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fo:color="#2a6099" loext:opacity="100%" style:font-name="Liberation Sans Narrow" fo:font-size="14pt" fo:language="fr" fo:country="FR" fo:font-weight="bold" officeooo:rsid="018d8272" officeooo:paragraph-rsid="018d8272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2a6099" loext:opacity="100%" style:font-name="Liberation Sans Narrow" fo:font-size="14pt" fo:language="fr" fo:country="FR" fo:font-weight="bold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c5c00" loext:opacity="100%" style:font-name="Liberation Sans Narrow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able_20_Contents">
      <style:text-properties fo:color="#fc5c00" loext:opacity="100%" style:font-name="Liberation Sans Narrow" fo:font-size="12pt" fo:language="fr" fo:country="FR" fo:font-style="normal" fo:font-weight="bold" officeooo:rsid="01b60af3" officeooo:paragraph-rsid="01b60af3" fo:background-color="transparent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color="#fc5c00" loext:opacity="100%" style:font-name="Liberation Sans Narrow" fo:font-size="12pt" fo:language="fr" fo:country="FR" fo:font-style="normal" fo:font-weight="bold" officeooo:rsid="01b1e3e7" officeooo:paragraph-rsid="01b1e3e7" fo:background-color="transparent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Liberation Sans Narrow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>
        <style:tab-stops/>
      </style:paragraph-properties>
      <style:text-properties fo:color="#c9211e" loext:opacity="100%" style:font-name="Liberation Sans Narrow" fo:font-size="12pt" fo:language="fr" fo:country="FR" fo:font-style="normal" fo:font-weight="bold" officeooo:rsid="01d4f8d7" officeooo:paragraph-rsid="01d4f8d7" fo:background-color="transparent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>
        <style:tab-stops/>
      </style:paragraph-properties>
      <style:text-properties fo:color="#c9211e" loext:opacity="100%" style:font-name="Liberation Sans Narrow" fo:font-size="12pt" fo:language="fr" fo:country="FR" fo:font-style="normal" fo:font-weight="bold" officeooo:rsid="01d4f8d7" officeooo:paragraph-rsid="01d4f98b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1e05b65"/>
    </style:style>
    <style:style style:name="T2" style:family="text">
      <style:text-properties officeooo:rsid="01cf6544"/>
    </style:style>
    <style:style style:name="T3" style:family="text">
      <style:text-properties officeooo:rsid="005a8606"/>
    </style:style>
    <style:style style:name="T4" style:family="text">
      <style:text-properties officeooo:rsid="005e31e1"/>
    </style:style>
    <style:style style:name="T5" style:family="text">
      <style:text-properties officeooo:rsid="01c8ff42"/>
    </style:style>
    <style:style style:name="T6" style:family="text">
      <style:text-properties officeooo:rsid="01cdc0d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d6a3b6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6ca4a6" style:font-size-asian="13pt" style:font-size-complex="13pt"/>
    </style:style>
    <style:style style:name="T14" style:family="text">
      <style:text-properties fo:font-size="13pt" officeooo:rsid="005a8606" style:font-size-asian="13pt" style:font-size-complex="13pt"/>
    </style:style>
    <style:style style:name="T15" style:family="text">
      <style:text-properties fo:font-size="13pt" officeooo:rsid="00559535" style:font-size-asian="13pt" style:font-size-complex="13pt"/>
    </style:style>
    <style:style style:name="T16" style:family="text">
      <style:text-properties fo:font-size="13pt" officeooo:rsid="006a8379" style:font-size-asian="13pt" style:font-size-complex="13pt"/>
    </style:style>
    <style:style style:name="T17" style:family="text">
      <style:text-properties officeooo:rsid="01de63ab"/>
    </style:style>
    <style:style style:name="T18" style:family="text">
      <style:text-properties officeooo:rsid="01de732e"/>
    </style:style>
    <style:style style:name="T19" style:family="text">
      <style:text-properties officeooo:rsid="01e2505d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officeooo:rsid="01e518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899457754080">
          <table:table-cell table:style-name="Tableau1.A1" office:value-type="string">
            <text:p text:style-name="P57">N°</text:p>
          </table:table-cell>
          <table:table-cell table:style-name="Tableau1.A1" office:value-type="string">
            <text:p text:style-name="P58">Désignations</text:p>
          </table:table-cell>
          <table:table-cell table:style-name="Tableau1.A1" office:value-type="string">
            <text:p text:style-name="P59">Durée</text:p>
          </table:table-cell>
          <table:table-cell table:style-name="Tableau1.A1" office:value-type="string">
            <text:p text:style-name="P60">Début </text:p>
          </table:table-cell>
          <table:table-cell table:style-name="Tableau1.A1" office:value-type="string">
            <text:p text:style-name="P60">Fin </text:p>
          </table:table-cell>
          <table:table-cell table:style-name="Tableau1.F1" office:value-type="string">
            <text:p text:style-name="P61">Observations</text:p>
          </table:table-cell>
        </table:table-row>
        <table:table-row table:style-name="Tableau1.2">
          <table:table-cell table:style-name="Tableau1.A2" office:value-type="string">
            <text:p text:style-name="P62">1</text:p>
          </table:table-cell>
          <table:table-cell table:style-name="Tableau1.A2" office:value-type="string">
            <text:p text:style-name="P63">Préparation</text:p>
          </table:table-cell>
          <table:table-cell table:style-name="Tableau1.C2">
            <text:p text:style-name="P64"/>
          </table:table-cell>
          <table:table-cell table:style-name="Tableau1.A2" office:value-type="string">
            <text:p text:style-name="P63">20220717</text:p>
          </table:table-cell>
          <table:table-cell table:style-name="Tableau1.A2" office:value-type="string">
            <text:p text:style-name="P63">20220<text:span text:style-name="T21">817</text:span></text:p>
          </table:table-cell>
          <table:table-cell table:style-name="Tableau1.F2" office:value-type="string">
            <text:p text:style-name="P65"/>
          </table:table-cell>
        </table:table-row>
        <table:table-row table:style-name="TableLine94899458042512">
          <table:table-cell table:style-name="Tableau1.A3" table:formula="ooow:&lt;A2&gt;+1" office:value-type="float" office:value="2">
            <text:p text:style-name="P17">2</text:p>
          </table:table-cell>
          <table:table-cell table:style-name="Tableau1.B11" office:value-type="string">
            <text:p text:style-name="P5">011-11-QCM-Fonctions polynôme du second degré</text:p>
            <text:p text:style-name="P34">a) Distribution et explication de l’ac<text:span text:style-name="T6">tivité</text:span> (Le professeur note ID élève sur la copie)</text:p>
            <text:p text:style-name="P34">b) Les élèves effectuent les exercices</text:p>
            <text:p text:style-name="P34">c) Les élèves corrigent la copie d’un autre élève au hasard</text:p>
            <text:p text:style-name="P34">d) Ramassage des copies et correction rapide au tableau</text:p>
          </table:table-cell>
          <table:table-cell table:style-name="Tableau1.C3" office:value-type="float" office:value="30">
            <text:p text:style-name="P6">30</text:p>
          </table:table-cell>
          <table:table-cell table:style-name="Tableau1.D3" office:value-type="string">
            <text:p text:style-name="P7"/>
          </table:table-cell>
          <table:table-cell table:style-name="Tableau1.E3" office:value-type="string">
            <text:p text:style-name="P7"/>
          </table:table-cell>
          <table:table-cell table:style-name="Tableau1.F3" office:value-type="string">
            <text:p text:style-name="P8"/>
          </table:table-cell>
        </table:table-row>
        <table:table-row table:style-name="TableLine94899458047120">
          <table:table-cell table:style-name="Tableau1.A4" table:formula="ooow:&lt;A3&gt;+1" office:value-type="float" office:value="3">
            <text:p text:style-name="P17">3</text:p>
          </table:table-cell>
          <table:table-cell table:style-name="Tableau1.B11" office:value-type="string">
            <text:p text:style-name="P35">0<text:span text:style-name="T7">11-21-COURS-Fonctions polynôme du second degré</text:span></text:p>
            <text:p text:style-name="P36">a) Distribution des polycopies de la séquence ( 4 pages recto/verso) </text:p>
          </table:table-cell>
          <table:table-cell table:style-name="Tableau1.C4" office:value-type="float" office:value="10">
            <text:p text:style-name="P14">10</text:p>
          </table:table-cell>
          <table:table-cell table:style-name="Tableau1.D4" office:value-type="string">
            <text:p text:style-name="P7"/>
          </table:table-cell>
          <table:table-cell table:style-name="Tableau1.E4" office:value-type="string">
            <text:p text:style-name="P7"/>
          </table:table-cell>
          <table:table-cell table:style-name="Tableau1.F4" office:value-type="string">
            <text:p text:style-name="P8"/>
          </table:table-cell>
        </table:table-row>
        <table:table-row table:style-name="TableLine94899458051056">
          <table:table-cell table:style-name="Tableau1.A5" table:formula="ooow:&lt;A4&gt;+1" office:value-type="float" office:value="4">
            <text:p text:style-name="P11">4</text:p>
          </table:table-cell>
          <table:table-cell table:style-name="Tableau1.B11" office:value-type="string">
            <text:p text:style-name="P12">I-Definition</text:p>
            <text:p text:style-name="P37">Utilisation de GeoGebra pour montrer des exemples de fonction polynôme du second degré, fonction affine, etc..</text:p>
            <text:p text:style-name="P9">013-G1-Définition.ggb</text:p>
          </table:table-cell>
          <table:table-cell table:style-name="Tableau1.C5" office:value-type="float" office:value="30">
            <text:p text:style-name="P13"><text:span text:style-name="T19">3</text:span>0</text:p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66">Vidéo-projecteur</text:p>
          </table:table-cell>
        </table:table-row>
        <table:table-row table:style-name="TableLine94899458055136">
          <table:table-cell table:style-name="Tableau1.A6" table:formula="ooow:&lt;A5&gt;+1" office:value-type="float" office:value="5">
            <text:p text:style-name="P11">5</text:p>
          </table:table-cell>
          <table:table-cell table:style-name="Tableau1.B11" office:value-type="string">
            <text:p text:style-name="P54">011-31-Exercices-Fonctions polynôme du second degré</text:p>
            <text:p text:style-name="P54">011-32-Exercices-Fonctions polynôme du second degré</text:p>
            <text:p text:style-name="P55">Distribution des polycopies d’exercices</text:p>
          </table:table-cell>
          <table:table-cell table:style-name="Tableau1.C6" office:value-type="float" office:value="30">
            <text:p text:style-name="P15">30</text:p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8"/>
          </table:table-cell>
        </table:table-row>
        <table:table-row table:style-name="TableLine94899458058000">
          <table:table-cell table:style-name="Tableau1.A7" table:formula="ooow:&lt;A6&gt;+1" office:value-type="float" office:value="6">
            <text:p text:style-name="P11">6</text:p>
          </table:table-cell>
          <table:table-cell table:style-name="Tableau1.B11" office:value-type="string">
            <text:p text:style-name="P22">II-Forme canonique</text:p>
            <text:p text:style-name="P38">1) Avec un exemple <draw:frame draw:style-name="fr1" draw:name="Objet5" text:anchor-type="as-char" svg:y="-0.415cm" svg:width="3.53cm" svg:height="0.545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text:p text:style-name="P38">2) A partir de l’expression <draw:frame draw:style-name="fr1" draw:name="Objet3" text:anchor-type="as-char" svg:y="-0.437cm" svg:width="4.427cm" svg:height="0.56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text:p text:style-name="P56"><text:span text:style-name="T17">Faire </text:span>des exercices <text:span text:style-name="T17">des polycopies</text:span></text:p>
          </table:table-cell>
          <table:table-cell table:style-name="Tableau1.C7" office:value-type="float" office:value="30">
            <text:p text:style-name="P20"><text:span text:style-name="T19">3</text:span>0</text:p>
          </table:table-cell>
          <table:table-cell table:style-name="Tableau1.D7" office:value-type="string">
            <text:p text:style-name="P18"/>
          </table:table-cell>
          <table:table-cell table:style-name="Tableau1.E7" office:value-type="string">
            <text:p text:style-name="P18"/>
          </table:table-cell>
          <table:table-cell table:style-name="Tableau1.F7" office:value-type="string">
            <text:p text:style-name="P19"/>
          </table:table-cell>
        </table:table-row>
        <table:table-row table:style-name="TableLine94899458061904">
          <table:table-cell table:style-name="Tableau1.A8" table:formula="ooow:&lt;A7&gt;+1" office:value-type="float" office:value="7">
            <text:p text:style-name="P46">7</text:p>
          </table:table-cell>
          <table:table-cell table:style-name="Tableau1.B11" office:value-type="string">
            <text:p text:style-name="P22">III- Variation et représentation graphique</text:p>
            <text:p text:style-name="P40">Montrer avec GeoGebra l’influence de <draw:frame draw:style-name="fr1" draw:name="Objet2" text:anchor-type="as-char" svg:y="-0.377cm" svg:width="2.048cm" svg:height="0.48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/>(utilisation de curseurs )</text:p>
            <text:p text:style-name="P10">013-G2-Parabole.ggb</text:p>
          </table:table-cell>
          <table:table-cell table:style-name="Tableau1.C8" office:value-type="float" office:value="60">
            <text:p text:style-name="P20">60</text:p>
          </table:table-cell>
          <table:table-cell table:style-name="Tableau1.D8" office:value-type="string">
            <text:p text:style-name="P18"/>
          </table:table-cell>
          <table:table-cell table:style-name="Tableau1.E8" office:value-type="string">
            <text:p text:style-name="P21"/>
          </table:table-cell>
          <table:table-cell table:style-name="Tableau1.F8" office:value-type="string">
            <text:p text:style-name="P67"><text:span text:style-name="T20">Vidéo-projecteur</text:span></text:p>
          </table:table-cell>
        </table:table-row>
        <table:table-row table:style-name="TableLine94899458065744">
          <table:table-cell table:style-name="Tableau1.A9" table:formula="ooow:&lt;A8&gt;+1" office:value-type="float" office:value="8">
            <text:p text:style-name="P41">8</text:p>
          </table:table-cell>
          <table:table-cell table:style-name="Tableau1.B11" office:value-type="string">
            <text:p text:style-name="P24">IV-Extrémum (minimum / maximum)</text:p>
            <text:p text:style-name="P24"/>
          </table:table-cell>
          <table:table-cell table:style-name="Tableau1.C9" office:value-type="float" office:value="20">
            <text:p text:style-name="P25">20</text:p>
          </table:table-cell>
          <table:table-cell table:style-name="Tableau1.D9" office:value-type="string">
            <text:p text:style-name="P26"/>
          </table:table-cell>
          <table:table-cell table:style-name="Tableau1.E9" office:value-type="string">
            <text:p text:style-name="P26"/>
          </table:table-cell>
          <table:table-cell table:style-name="Tableau1.F9" office:value-type="string">
            <text:p text:style-name="P5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41">9</text:p>
          </table:table-cell>
          <table:table-cell table:style-name="Tableau1.B11" office:value-type="string">
            <text:p text:style-name="P24">V-Equation du second degré</text:p>
            <text:p text:style-name="P24"/>
          </table:table-cell>
          <table:table-cell table:style-name="Tableau1.C10" office:value-type="float" office:value="10">
            <text:p text:style-name="P32">10</text:p>
          </table:table-cell>
          <table:table-cell table:style-name="Tableau1.D11" office:value-type="string">
            <text:p text:style-name="P47"/>
          </table:table-cell>
          <table:table-cell table:style-name="Tableau1.E11" office:value-type="string">
            <text:p text:style-name="P47"/>
          </table:table-cell>
          <table:table-cell table:style-name="Tableau1.F11" office:value-type="string">
            <text:p text:style-name="P48"/>
          </table:table-cell>
        </table:table-row>
        <table:table-row table:style-name="Tableau1.10">
          <table:table-cell table:style-name="Tableau1.A11" table:formula="ooow:&lt;A10&gt;+1" office:value-type="float" office:value="10">
            <text:p text:style-name="P41">10</text:p>
          </table:table-cell>
          <table:table-cell table:style-name="Tableau1.B11" office:value-type="string">
            <text:p text:style-name="P44">V<text:span text:style-name="T5">I</text:span>-Résolution d’une équation du second degré</text:p>
            <text:p text:style-name="P44"/>
          </table:table-cell>
          <table:table-cell table:style-name="Tableau1.C11" office:value-type="float" office:value="15">
            <text:p text:style-name="P42"><text:span text:style-name="T8">1</text:span><text:span text:style-name="T18">5</text:span></text:p>
          </table:table-cell>
          <table:table-cell table:style-name="Tableau1.D11" office:value-type="string">
            <text:p text:style-name="P43"/>
          </table:table-cell>
          <table:table-cell table:style-name="Tableau1.E11" office:value-type="string">
            <text:p text:style-name="P43"/>
          </table:table-cell>
          <table:table-cell table:style-name="Tableau1.F11" office:value-type="string">
            <text:p text:style-name="P51"/>
          </table:table-cell>
        </table:table-row>
        <text:soft-page-break/>
        <table:table-row table:style-name="Tableau1.10">
          <table:table-cell table:style-name="Tableau1.A12" table:formula="ooow:&lt;A11&gt;+1" office:value-type="float" office:value="11">
            <text:p text:style-name="P41">11</text:p>
          </table:table-cell>
          <table:table-cell table:style-name="Tableau1.B15" office:value-type="string">
            <text:p text:style-name="P33"><text:span text:style-name="T3">V</text:span>II- Discriminant d<text:span text:style-name="T4">u t</text:span>rinôme du second degré </text:p>
          </table:table-cell>
          <table:table-cell table:style-name="Tableau1.C12" office:value-type="float" office:value="10">
            <text:p text:style-name="P28"><text:span text:style-name="T19">1</text:span>0</text:p>
          </table:table-cell>
          <table:table-cell table:style-name="Tableau1.D15" office:value-type="string">
            <text:p text:style-name="P45"/>
          </table:table-cell>
          <table:table-cell table:style-name="Tableau1.E15" office:value-type="string">
            <text:p text:style-name="P45"/>
          </table:table-cell>
          <table:table-cell table:style-name="Tableau1.F15" office:value-type="string">
            <text:p text:style-name="P52"/>
          </table:table-cell>
        </table:table-row>
        <table:table-row table:style-name="Tableau1.10">
          <table:table-cell table:style-name="Tableau1.A15">
            <text:p text:style-name="P41"/>
          </table:table-cell>
          <table:table-cell table:style-name="Tableau1.B15" office:value-type="string">
            <text:p text:style-name="P16"><text:span text:style-name="T13">V</text:span><text:span text:style-name="T14">III</text:span><text:span text:style-name="T12">-</text:span><text:span text:style-name="T15">Factorisation d’un trinôme </text:span><text:span text:style-name="T16">du second degré</text:span></text:p>
          </table:table-cell>
          <table:table-cell table:style-name="Tableau1.C13" office:value-type="float" office:value="10">
            <text:p text:style-name="P23"><text:span text:style-name="T19">1</text:span>0</text:p>
          </table:table-cell>
          <table:table-cell table:style-name="Tableau1.D15" office:value-type="string">
            <text:p text:style-name="P45"/>
          </table:table-cell>
          <table:table-cell table:style-name="Tableau1.E15" office:value-type="string">
            <text:p text:style-name="P45"/>
          </table:table-cell>
          <table:table-cell table:style-name="Tableau1.F15" office:value-type="string">
            <text:p text:style-name="P52"/>
          </table:table-cell>
        </table:table-row>
        <table:table-row table:style-name="Tableau1.10">
          <table:table-cell table:style-name="Tableau1.A15">
            <text:p text:style-name="P41"/>
          </table:table-cell>
          <table:table-cell table:style-name="Tableau1.B15" office:value-type="string">
            <text:p text:style-name="P39"><text:span text:style-name="T11">IX</text:span><text:span text:style-name="T9">-</text:span><text:span text:style-name="T10">Signe d’un trinôme du second degré</text:span></text:p>
            <text:p text:style-name="P49"/>
          </table:table-cell>
          <table:table-cell table:style-name="Tableau1.C14" office:value-type="float" office:value="10">
            <text:p text:style-name="P27"><text:span text:style-name="T19">1</text:span>0</text:p>
          </table:table-cell>
          <table:table-cell table:style-name="Tableau1.D15" office:value-type="string">
            <text:p text:style-name="P45"/>
          </table:table-cell>
          <table:table-cell table:style-name="Tableau1.E15" office:value-type="string">
            <text:p text:style-name="P45"/>
          </table:table-cell>
          <table:table-cell table:style-name="Tableau1.F15" office:value-type="string">
            <text:p text:style-name="P52"/>
          </table:table-cell>
        </table:table-row>
        <table:table-row table:style-name="Tableau1.10">
          <table:table-cell table:style-name="Tableau1.A15">
            <text:p text:style-name="P41"/>
          </table:table-cell>
          <table:table-cell table:style-name="Tableau1.B15" office:value-type="string">
            <text:p text:style-name="P29"/>
          </table:table-cell>
          <table:table-cell table:style-name="Tableau1.C15">
            <text:p text:style-name="P30"/>
          </table:table-cell>
          <table:table-cell table:style-name="Tableau1.D15" office:value-type="string">
            <text:p text:style-name="P45"/>
          </table:table-cell>
          <table:table-cell table:style-name="Tableau1.E15" office:value-type="string">
            <text:p text:style-name="P45"/>
          </table:table-cell>
          <table:table-cell table:style-name="Tableau1.F15" office:value-type="string">
            <text:p text:style-name="P52"/>
          </table:table-cell>
        </table:table-row>
        <table:table-row table:style-name="Tableau1.10">
          <table:table-cell table:style-name="Tableau1.A16">
            <text:p text:style-name="P41"/>
          </table:table-cell>
          <table:table-cell table:style-name="Tableau1.B16" office:value-type="string">
            <text:p text:style-name="P29">Synthèse</text:p>
          </table:table-cell>
          <table:table-cell table:style-name="Tableau1.C16" table:formula="ooow:(sum &lt;C2:C15&gt;)/60" office:value-type="float" office:value="4.41666666666667">
            <text:p text:style-name="P31">4,42</text:p>
          </table:table-cell>
          <table:table-cell table:style-name="Tableau1.D16" office:value-type="string">
            <text:p text:style-name="P45"/>
          </table:table-cell>
          <table:table-cell table:style-name="Tableau1.E16" office:value-type="string">
            <text:p text:style-name="P45"/>
          </table:table-cell>
          <table:table-cell table:style-name="Tableau1.F16" office:value-type="string">
            <text:p text:style-name="P53"><text:span text:style-name="T1">1</text:span> semaines</text:p>
          </table:table-cell>
        </table:table-row>
      </table:table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aa7cd9" officeooo:paragraph-rsid="01aa7cd9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e05b65"/>
    </style:style>
    <style:style style:name="MT2" style:family="text">
      <style:text-properties officeooo:rsid="01cf654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QUENCES: <text:span text:style-name="MT1">Rappel des f</text:span>onctions polynômes du second degré ( <text:span text:style-name="MT1">Terminale</text:span> – MATHS <text:span text:style-name="MT2">Spécialité</text:span>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7T13:36:51.195114941</dc:date>
    <meta:editing-duration>P3DT15H9M33S</meta:editing-duration>
    <meta:editing-cycles>735</meta:editing-cycles>
    <meta:generator>LibreOffice/7.3.5.2$Linux_X86_64 LibreOffice_project/30$Build-2</meta:generator>
    <meta:document-statistic meta:table-count="1" meta:image-count="0" meta:object-count="3" meta:page-count="2" meta:paragraph-count="64" meta:word-count="207" meta:character-count="1386" meta:non-whitespace-character-count="1235"/>
  </office:meta>
</office:document-meta>
</file>

<file path=Object 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8</mn>
        </mrow>
        <mrow>
          <mi>x</mi>
          <mo stretchy="false">+</mo>
          <mn>7</mn>
        </mrow>
      </mrow>
    </mstyle>
    <annotation encoding="StarMath 5.0">bold { f(x) = 2x² - 8x + 7  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  <mtext> ,</mtext>
        <mrow>
          <mi>a</mi>
          <mo stretchy="false">≠</mo>
          <mn>0</mn>
        </mrow>
      </mrow>
    </mstyle>
    <annotation encoding="StarMath 5.0">bold {f(x)= ax^2 + bx + c" ," a &lt;&gt; 0}</annotation>
  </semantics>
</math>
</file>

<file path=Object 3/content.xml><?xml version="1.0" encoding="utf-8"?>
<math xmlns="http://www.w3.org/1998/Math/MathML" display="block">
  <semantics>
    <mstyle mathvariant="bold">
      <mrow>
        <mi>a</mi>
        <mtext> , </mtext>
        <mi>α</mi>
        <mtext> et </mtext>
        <mi>β</mi>
      </mrow>
    </mstyle>
    <annotation encoding="StarMath 5.0">bold {a" , "%alpha" et "%beta}</annotation>
  </semantics>
</math>
</file>